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σ</mo>
      <mrow>
        <mi/>
        <mo stretchy="false">≈</mo>
        <mi/>
      </mrow>
      <mfrac>
        <mrow>
          <mn>2</mn>
          <mo stretchy="false">π</mo>
        </mrow>
        <mrow>
          <msup>
            <mi>k</mi>
            <mn>2</mn>
          </msup>
        </mrow>
      </mfrac>
      <mi/>
      <msup>
        <mi>sin</mi>
        <mn>2</mn>
      </msup>
      <msub>
        <mo stretchy="false">δ</mo>
        <mn>0</mn>
      </msub>
      <mrow>
        <mi/>
        <mo stretchy="false">≈</mo>
        <mi/>
      </mrow>
      <mn>4</mn>
      <mo stretchy="false">π</mo>
      <msubsup>
        <mi>R</mi>
        <mn>0</mn>
        <mn>2</mn>
      </msubsup>
    </mrow>
    <annotation encoding="StarMath 5.0">%isigma ~approx~ {2 %pi} over {k ^2} ` sin ^2 %idelta _0 ~approx~ 4 %pi R _0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05:44.272000000</meta:creation-date>
    <meta:generator>LibreOffice/4.1.4.2$Windows_x86 LibreOffice_project/0a0440ccc0227ad9829de5f46be37cfb6edcf72</meta:generator>
  </office:meta>
</office:document-meta>
</file>